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text-properties fo:color="#cccccc" style:font-name="Consolas" fo:font-size="10.5pt" style:text-underline-style="none" fo:font-weight="normal" fo:background-color="#1f1f1f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cccccc" fo:background-color="#1f1f1f"/>
    </style:style>
    <style:style style:name="P5" style:family="paragraph" style:parent-style-name="Standard">
      <style:text-properties style:font-name="Consolas1" style:text-underline-style="solid" style:text-underline-width="auto" style:text-underline-color="font-color"/>
    </style:style>
    <style:style style:name="P6" style:family="paragraph" style:parent-style-name="Standard">
      <style:text-properties style:font-name="Consolas1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style:font-name="Consolas1" style:text-underline-style="none"/>
    </style:style>
    <style:style style:name="P8" style:family="paragraph" style:parent-style-name="Standard">
      <style:text-properties style:font-name="Consolas1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Consolas1" style:text-underline-style="none" fo:font-weight="normal" style:font-weight-asian="normal" style:font-weight-complex="normal"/>
    </style:style>
    <style:style style:name="P10" style:family="paragraph" style:parent-style-name="Standard">
      <style:text-properties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12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normal" fo:background-color="#1f1f1f"/>
    </style:style>
    <style:style style:name="P13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1" fo:font-size="10.5pt" fo:font-weight="bold" fo:background-color="#1f1f1f" style:font-weight-asian="bold" style:font-weight-complex="bold"/>
    </style:style>
    <style:style style:name="P14" style:family="paragraph" style:parent-style-name="Text_20_body">
      <style:text-properties style:font-name="Consola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background-color="#1f1f1f"/>
    </style:style>
    <style:style style:name="T4" style:family="text">
      <style:text-properties fo:color="#9cdcfe" style:text-underline-style="solid" style:text-underline-width="auto" style:text-underline-color="font-color"/>
    </style:style>
    <style:style style:name="T5" style:family="text">
      <style:text-properties fo:color="#cccccc" style:font-name="Consolas" fo:font-size="10.5pt" fo:background-color="#1f1f1f"/>
    </style:style>
    <style:style style:name="T6" style:family="text">
      <style:text-properties fo:color="#d4d4d4" style:font-name="Consolas" fo:font-size="10.5pt" fo:font-weight="normal"/>
    </style:style>
    <style:style style:name="T7" style:family="text">
      <style:text-properties fo:color="#d4d4d4" style:font-name="Consolas" fo:font-size="10.5pt" fo:background-color="#1f1f1f"/>
    </style:style>
    <style:style style:name="T8" style:family="text">
      <style:text-properties fo:color="#4ec9b0" style:font-name="Consolas" fo:font-size="10.5pt" fo:background-color="#1f1f1f"/>
    </style:style>
    <style:style style:name="T9" style:family="text">
      <style:text-properties fo:color="#dcdcaa" style:font-name="Consolas" fo:font-size="10.5pt" fo:background-color="#1f1f1f"/>
    </style:style>
    <style:style style:name="T10" style:family="text">
      <style:text-properties fo:color="#dcdcaa"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ce9178" style:text-underline-style="solid" style:text-underline-width="auto" style:text-underline-color="font-color"/>
    </style:style>
    <style:style style:name="T15" style:family="text">
      <style:text-properties style:text-underline-style="none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text-underline-style="none" fo:background-color="#ffffff"/>
    </style:style>
    <style:style style:name="T18" style:family="text">
      <style:text-properties fo:color="#000000" style:text-underline-style="none" fo:background-color="#ffffff" style:font-weight-asian="normal" style:font-weight-complex="normal"/>
    </style:style>
    <style:style style:name="T19" style:family="text">
      <style:text-properties fo:color="#000000" style:font-name="Consolas1" style:text-underline-style="none" fo:background-color="#ffffff" style:font-weight-asian="normal" style:font-weight-complex="normal"/>
    </style:style>
    <style:style style:name="T20" style:family="text">
      <style:text-properties style:font-name="Consolas1"/>
    </style:style>
    <style:style style:name="T21" style:family="text">
      <style:text-properties style:font-name="Consolas1" style:text-underline-style="none" style:font-weight-asian="normal" style:font-weight-complex="normal"/>
    </style:style>
    <style:style style:name="T22" style:family="text">
      <style:text-properties style:font-name="Consolas1" style:text-underline-style="none" fo:font-weight="bold" style:font-weight-asian="bold" style:font-weight-complex="bold"/>
    </style:style>
    <style:style style:name="T23" style:family="text">
      <style:text-properties style:font-name="Consolas1" style:text-underline-style="none" fo:font-weight="normal" style:font-weight-asian="normal" style:font-weight-complex="normal"/>
    </style:style>
    <style:style style:name="T24" style:family="text">
      <style:text-properties style:font-name="Consolas1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b 01 :</text:p>
      <text:p text:style-name="P5"/>
      <text:p text:style-name="P7">Dans un premier temps, ajouter </text:p>
      <text:p text:style-name="P7">C:\Program Files\MySQL\MySQL Server 8.0\bin<text:line-break/>au Path dans les variables d'environnement pour être tranquilles une bonne fois pour toute. Ca fonctionne, <text:line-break/><text:line-break/><text:span text:style-name="T1">C:\Users\graca&gt;mysql --version</text:span></text:p>
      <text:p text:style-name="P8">mysql <text:s/>Ver 8.0.44 for Win64 on x86_64 (MySQL Community Server – GPL)</text:p>
      <text:p text:style-name="P7"/>
      <text:p text:style-name="P2"><text:span text:style-name="T21">Ensuite quelques difficultés rencontrées : </text:span><text:span text:style-name="T15"><text:line-break/><text:line-break/></text:span><text:span text:style-name="T3">database</text:span><text:span text:style-name="T5"> </text:span><text:span text:style-name="T7">=</text:span><text:span text:style-name="T5"> </text:span><text:span text:style-name="T8">mysql</text:span><text:span text:style-name="T5">.</text:span><text:span text:style-name="T8">connector</text:span><text:span text:style-name="T5">.</text:span><text:span text:style-name="T9">connect</text:span><text:span text:style-name="T5">(</text:span></text:p>
      <text:p text:style-name="P4">    <text:span text:style-name="T2">host</text:span><text:span text:style-name="T6">=</text:span><text:span text:style-name="T13">"localhost"</text:span><text:span text:style-name="T12">,</text:span></text:p>
      <text:p text:style-name="P4">    <text:span text:style-name="T2">user</text:span><text:span text:style-name="T6">=</text:span><text:span text:style-name="T13">"root"</text:span><text:span text:style-name="T12">,</text:span></text:p>
      <text:p text:style-name="P4">    <text:span text:style-name="T2">password</text:span><text:span text:style-name="T6">=</text:span><text:span text:style-name="T13">"Misstouille83!sql"</text:span><text:span text:style-name="T12">,</text:span></text:p>
      <text:p text:style-name="P4">    <text:span text:style-name="T2">database</text:span><text:span text:style-name="T6">=</text:span><text:span text:style-name="T13">"LaPlateforme"</text:span></text:p>
      <text:p text:style-name="P11">)<text:line-break/><text:line-break/><text:span text:style-name="T19">Pour retrouver que l'utilisateur est root </text:span></text:p>
      <text:p text:style-name="P12"><text:span text:style-name="T18">- u avant user, -p avant de rentrer le mot de passe</text:span></text:p>
      <text:p text:style-name="P13"><text:span text:style-name="T17">mysql -u root -p</text:span></text:p>
      <text:p text:style-name="P13"><text:span text:style-name="T17">entrer le mot de passe</text:span></text:p>
      <text:p text:style-name="P13"><text:span text:style-name="T17">SELECT User, Host FROM mysql.user;</text:span></text:p>
      <text:p text:style-name="P8">+------------------+-----------+</text:p>
      <text:p text:style-name="P8">| User <text:s text:c="12"/>| Host <text:s text:c="5"/>|</text:p>
      <text:p text:style-name="P8">+------------------+-----------+</text:p>
      <text:p text:style-name="P8">| mysql.infoschema | localhost |</text:p>
      <text:p text:style-name="P8">| mysql.session <text:s text:c="3"/>| localhost |</text:p>
      <text:p text:style-name="P8">| mysql.sys <text:s text:c="7"/>| localhost |</text:p>
      <text:p text:style-name="P1"><text:span text:style-name="T24">| root <text:s text:c="12"/>| localhost </text:span></text:p>
      <text:p text:style-name="P1"/>
      <text:p text:style-name="P7">Et ensuite faire attention a l'orthographe, c'est etudiant et pas etudiants !! <text:line-break/><text:line-break/>Mais maintenant ça fonctionne, le script print bien : <text:line-break/>[(1, 'Spaghetti', 'Betty', 20, 'betty.spaghetti@laplateforme.io'), (2, 'Steak', 'Chuck', 45, 'chuck.steak@laplateforme.io'), (4, 'Barnes', 'Binkie', 16, 'binkie.barnes@laplateforme.io'), (5, 'Dupuis', 'Gertrude', 20, 'gertrude.dupuis@laplateforme.io'), (6, 'Dupuis', 'Martin', 18, 'martin.dupuis@laplateforme.io')] <text:s/><text:line-break/><text:line-break/><text:span text:style-name="T25">Job 02 :</text:span></text:p>
      <text:p text:style-name="P7"><text:span text:style-name="T25"/></text:p>
      <text:p text:style-name="P8">USE LaPlateforme;</text:p>
      <text:p text:style-name="P8"/>
      <text:p text:style-name="P8">CREATE TABLE etage (</text:p>
      <text:p text:style-name="P8"><text:s text:c="4"/>id INT NOT NULL AUTO_INCREMENT PRIMARY KEY,</text:p>
      <text:p text:style-name="P8"><text:s text:c="4"/>nom VARCHAR(255) NOT NULL,</text:p>
      <text:p text:style-name="P8"><text:s text:c="4"/>numero INT NOT NULL,</text:p>
      <text:p text:style-name="P8"><text:s text:c="4"/>superficie INT NOT NULL</text:p>
      <text:p text:style-name="P8"><text:soft-page-break/>);</text:p>
      <text:p text:style-name="P9"><text:span text:style-name="T1"/></text:p>
      <text:p text:style-name="P9"><text:span text:style-name="T1"/></text:p>
      <text:p text:style-name="P9"><text:span text:style-name="T1">CREATE TABLE salle (</text:span></text:p>
      <text:p text:style-name="P9"><text:span text:style-name="T1">id INT NOT NULL AUTO_INCREMENT PRIMARY KEY,</text:span></text:p>
      <text:p text:style-name="P9"><text:span text:style-name="T1">nom VARCHAR(255) NOT NULL, </text:span></text:p>
      <text:p text:style-name="P9"><text:span text:style-name="T1">id_etage INT NOT NULL,</text:span></text:p>
      <text:p text:style-name="P9"><text:span text:style-name="T1">capacite INT NOT NULL</text:span></text:p>
      <text:p text:style-name="P9"><text:span text:style-name="T1">);</text:span></text:p>
      <text:p text:style-name="P9"><text:span text:style-name="T1"/></text:p>
      <text:p text:style-name="P9">et pour vérifier :</text:p>
      <text:p text:style-name="P9"><text:span text:style-name="T1">SHOW TABLES;</text:span></text:p>
      <text:p text:style-name="P9"><text:span text:style-name="T1">DESCRIBE etage;</text:span></text:p>
      <text:p text:style-name="P9"><text:span text:style-name="T1">DESCRIBE salle;</text:span></text:p>
      <text:p text:style-name="P9"><text:span text:style-name="T1"/></text:p>
      <text:p text:style-name="P6">Job 03 :<text:line-break/></text:p>
      <text:p text:style-name="P6"><text:span text:style-name="T16">INSERT INTO etage (nom, numero, superficie) VALUES</text:span><text:span text:style-name="T1"><text:line-break/></text:span><text:span text:style-name="T16">('RDC', 0, 500),</text:span></text:p>
      <text:p text:style-name="P8">('R+1', 1, 500);</text:p>
      <text:p text:style-name="P8"/>
      <text:p text:style-name="P8"><text:span text:style-name="T11">pour vérifier : </text:span>SELECT * FROM etage;</text:p>
      <text:p text:style-name="P8"/>
      <text:p text:style-name="P6"><text:span text:style-name="T16">INSERT INTO salle (nom, id_etage, capacité) VALUES</text:span><text:span text:style-name="T1"><text:line-break/></text:span><text:span text:style-name="T16">('Lounge', 1, 100),</text:span></text:p>
      <text:p text:style-name="P8">('Studio Son', 1, 5),</text:p>
      <text:p text:style-name="P8">('Broadcasting', 2, 50),</text:p>
      <text:p text:style-name="P8">('Local Peda', 2, 4),</text:p>
      <text:p text:style-name="P8">('Coworking', 2, 80),</text:p>
      <text:p text:style-name="P8">('Studio Video', 2, 5);</text:p>
      <text:p text:style-name="P8"/>
      <text:p text:style-name="P8"><text:span text:style-name="T11">pour vérifier : </text:span>SELECT * FROM salle;</text:p>
      <text:p text:style-name="P8"/>
      <text:p text:style-name="P9">Maintenant qu'on a le path, pour faire le dump : </text:p>
      <text:p text:style-name="Standard"><text:span text:style-name="T23">Dans un terminal ouvert dans le directory de destination<text:line-break/><text:line-break/></text:span><text:span text:style-name="T22">mysqldump -u root -p LaPlateforme &gt; laplateforme.sql</text:span><text:span text:style-name="T23"><text:line-break/><text:line-break/></text:span><text:span text:style-name="T20">Le dump est fait! en revanche, je vais supprimer le .sql obtenu, car j'ai laissé un accent a capacité, et MYSQL Workbench n'aime pas</text:span></text:p>
      <text:p text:style-name="P14">J'aimerais depuis mon shell renommer la catégorité capacité en capacite, puis refaire un dump<text:line-break/><text:line-break/><text:span text:style-name="T1">ALTER TABLE salle CHANGE capacité capacite INT NOT NULL;</text:span></text:p>
      <text:p text:style-name="P8"><text:span text:style-name="T11">pour vérifier : </text:span>SELECT * FROM salle;</text:p>
      <text:p text:style-name="P8"><text:span text:style-name="T1"/></text:p>
      <text:p text:style-name="P9">puis on refait le dump</text:p>
      <text:p text:style-name="P9"><text:line-break/>Toujours le même problème alors que plus d'accents a aucun endroit de la base de donnée? <text:line-break/><text:line-break/><text:soft-page-break/><text:span text:style-name="T1">mysqldump -u root -p --default-character-set=utf8mb4 LaPlateforme -r laplateforme.sql</text:span><text:line-break/><text:line-break/>Surement quand dans les métadonnées du dump il reste l'accent précédent dans l'historique, donc -r permet de remplacer &gt; sans modifier l'encodage via la commande! <text:line-break/></text:p>
      <text:p text:style-name="P9"><text:span text:style-name="T25">Job 04:</text:span></text:p>
      <text:p text:style-name="P9"><text:span text:style-name="T25"/></text:p>
      <text:p text:style-name="P9">Tout est dans le fichier python, mais la ligne interessante est : </text:p>
      <text:p text:style-name="P3"><text:span text:style-name="T4">cursor</text:span><text:span text:style-name="T25">.</text:span><text:span text:style-name="T10">execute</text:span><text:span text:style-name="T25">(</text:span><text:span text:style-name="T14">"SELECT nom, capacite FROM salle"</text:span><text:span text:style-name="T25">)</text:span></text:p>
      <text:p text:style-name="P9"><text:line-break/><text:span text:style-name="T25">Job 05 et 06:</text:span></text:p>
      <text:p text:style-name="P9"><text:span text:style-name="T25"/></text:p>
      <text:p text:style-name="P10">Idem, le parsing des infos est dans des fonctions explicites, cf. Les scirpts python. <text:line-break/><text:line-break/><text:span text:style-name="T25">Job 07 :</text:span></text:p>
      <text:p text:style-name="P10"><text:span text:style-name="T25"/></text:p>
      <text:p text:style-name="P10"><text:span text:style-name="T1">CREATE DATABASE job07;</text:span></text:p>
      <text:p text:style-name="P10"><text:span text:style-name="T1"/></text:p>
      <text:p text:style-name="P10"><text:span text:style-name="T1">USE job07;</text:span></text:p>
      <text:p text:style-name="P10"><text:span text:style-name="T25"/></text:p>
      <text:p text:style-name="P9"><text:span text:style-name="T1">CREATE TABLE employe (</text:span></text:p>
      <text:p text:style-name="P9"><text:span text:style-name="T1">id INT NOT NULL AUTO_INCREMENT PRIMARY KEY,</text:span></text:p>
      <text:p text:style-name="P9"><text:span text:style-name="T1">nom VARCHAR(255) NOT NULL, </text:span></text:p>
      <text:p text:style-name="P9"><text:span text:style-name="T1">prenom VARCHAR(255) NOT NULL, </text:span></text:p>
      <text:p text:style-name="P9"><text:span text:style-name="T1">salaire FLOAT NOT NULL,</text:span></text:p>
      <text:p text:style-name="P9"><text:span text:style-name="T1">id_service INT NOT NULL</text:span></text:p>
      <text:p text:style-name="P10"><text:span text:style-name="T1">);</text:span></text:p>
      <text:p text:style-name="P9"/>
      <text:p text:style-name="P9">pour vérifier :<text:line-break/><text:line-break/><text:span text:style-name="T1">DESCRIBE employe;</text:span></text:p>
      <text:p text:style-name="P9"><text:span text:style-name="T1"/></text:p>
      <text:p text:style-name="P9"><text:span text:style-name="T1">INSERT INTO employe (nom, prenom, salaire, id_service) VALUES </text:span></text:p>
      <text:p text:style-name="P9"><text:span text:style-name="T1">('Doe', 'John', 1500, 1),</text:span></text:p>
      <text:p text:style-name="P9"><text:span text:style-name="T1">('Knowles', 'Beyonce', 250000, 2),</text:span></text:p>
      <text:p text:style-name="P9"><text:span text:style-name="T1">('Banks', 'Azealia', 10000, 2),</text:span></text:p>
      <text:p text:style-name="P9"><text:span text:style-name="T1">('Celine', 'Emptoz', 2500, 3),</text:span></text:p>
      <text:p text:style-name="P9"><text:span text:style-name="T1">('Grac', 'Nelson', 900, 4),</text:span></text:p>
      <text:p text:style-name="P9"><text:span text:style-name="T1">('Georget', 'Arthur', 900, 4);</text:span></text:p>
      <text:p text:style-name="P9"><text:span text:style-name="T1"/></text:p>
      <text:p text:style-name="P9">pour vérifier : </text:p>
      <text:p text:style-name="P9"><text:span text:style-name="T1"/></text:p>
      <text:p text:style-name="P9"><text:span text:style-name="T1">SELECT * FROM employe;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CREATE TABLE service (</text:span></text:p>
      <text:p text:style-name="P9"><text:span text:style-name="T1">id INT NOT NULL AUTO_INCREMENT PRIMARY KEY,</text:span></text:p>
      <text:p text:style-name="P9"><text:span text:style-name="T1">nom VARCHAR(255) NOT NULL</text:span></text:p>
      <text:p text:style-name="P10"><text:span text:style-name="T1">);</text:span></text:p>
      <text:p text:style-name="P10"><text:span text:style-name="T1"/></text:p>
      <text:p text:style-name="P9"><text:span text:style-name="T1">INSERT INTO service (nom) VALUES </text:span></text:p>
      <text:p text:style-name="P10"><text:span text:style-name="T1">('acceuil'),</text:span></text:p>
      <text:p text:style-name="P10"><text:span text:style-name="T1">('chant'),</text:span></text:p>
      <text:p text:style-name="P10"><text:span text:style-name="T1">('scolarité'),</text:span></text:p>
      <text:p text:style-name="P10"><text:span text:style-name="T1">('etudes');</text:span></text:p>
      <text:p text:style-name="P10"><text:span text:style-name="T1"/></text:p>
      <text:p text:style-name="P10">cf. script python pour le parsing des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5M40S</meta:editing-duration>
    <meta:editing-cycles>6</meta:editing-cycles>
    <meta:generator>OpenOffice/4.1.15$Win32 OpenOffice.org_project/4115m2$Build-9813</meta:generator>
    <dc:date>2026-03-03T13:49:54.48</dc:date>
    <dc:creator>Nelson Grac</dc:creator>
    <meta:document-statistic meta:table-count="0" meta:image-count="0" meta:object-count="0" meta:page-count="4" meta:paragraph-count="90" meta:word-count="570" meta:character-count="3833"/>
    <meta:user-defined meta:name="Info 1"/>
    <meta:user-defined meta:name="Info 2"/>
    <meta:user-defined meta:name="Info 3"/>
    <meta:user-defined meta:name="Info 4"/>
  </office:meta>
</office:document-meta>
</file>